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294CE59BE20C6DCCC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75cm" svg:height="15.999cm" svg:x="1.141cm" svg:y="0.983cm">
          <draw:image xlink:href="Pictures/10000000000002B300000294CE59BE20C6DCCC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4-07-29T14:44:47.929301471</dc:date>
    <meta:editing-cycles>32</meta:editing-cycles>
    <meta:editing-duration>PT1H23M45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